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fo:font-size="16pt" style:font-size-asian="16pt" style:font-size-complex="16pt" fo:language="nl" fo:country="NL"/>
    </style:style>
    <style:style style:name="P2" style:parent-style-name="Standaard" style:family="paragraph">
      <style:text-properties fo:language="nl" fo:country="NL"/>
    </style:style>
    <style:style style:name="P3" style:parent-style-name="Standaard" style:family="paragraph">
      <style:text-properties fo:language="nl" fo:country="NL"/>
    </style:style>
    <style:style style:name="P4" style:parent-style-name="Standaard" style:family="paragraph">
      <style:text-properties fo:language="nl" fo:country="NL"/>
    </style:style>
    <style:style style:name="P5" style:parent-style-name="Standaard" style:family="paragraph">
      <style:text-properties fo:language="nl" fo:country="NL"/>
    </style:style>
    <style:style style:name="P6" style:parent-style-name="Standaard" style:family="paragraph">
      <style:text-properties fo:language="nl" fo:country="NL"/>
    </style:style>
    <style:style style:name="P7" style:parent-style-name="Standaard" style:family="paragraph">
      <style:text-properties fo:language="nl" fo:country="NL"/>
    </style:style>
    <style:style style:name="P8" style:parent-style-name="Standaard" style:family="paragraph">
      <style:text-properties fo:language="nl" fo:country="NL"/>
    </style:style>
    <style:style style:name="P9" style:parent-style-name="Standaard" style:family="paragraph">
      <style:text-properties fo:language="nl" fo:country="NL"/>
    </style:style>
    <style:style style:name="P10" style:parent-style-name="Standaard" style:family="paragraph">
      <style:text-properties fo:language="nl" fo:country="NL"/>
    </style:style>
  </office:automatic-styles>
  <office:body>
    <office:text text:use-soft-page-breaks="true">
      <text:p text:style-name="P1">Reflectie verslag escape room</text:p>
      <text:p text:style-name="P2">Ik heb in dit project geleerd hoe ik vanuit een goed verhaal een spel kan creëren.<text:s/></text:p>
      <text:p text:style-name="P3">Ik hoop heb geleerd hoe je via javascript een button tevoorschijn kan halen als je een opdracht correct heb ingevuld. Ook heb ik nog meer geoefend met CSS en onthoud ik daardoor makkelijker alle codes uit me hoofd om sneller een project af te maken.</text:p>
      <text:p text:style-name="P4"/>
      <text:p text:style-name="P5">Dit volledige project heeft mij geholpen om beter javascript te snappen en het netter te kunnen uittypen. Ook heb ik mijn kennis over buttons uitgebreid.</text:p>
      <text:p text:style-name="P6"/>
      <text:p text:style-name="P7">Toch merk ik dat ik nog te weinig weet van javascript en zou graag nog meer te weten willen komen over hoe je jouw HTML makkelijker koppelt aan je javascript.</text:p>
      <text:p text:style-name="P8"/>
      <text:p text:style-name="P9"/>
      <text:p text:style-name="P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Lizzy van Dam</meta:initial-creator>
    <dc:creator>Lizzy van Dam</dc:creator>
    <meta:creation-date>2022-11-30T17:11:00Z</meta:creation-date>
    <dc:date>2022-11-30T17:18:00Z</dc:date>
    <meta:template xlink:href="Normal" xlink:type="simple"/>
    <meta:editing-cycles>1</meta:editing-cycles>
    <meta:editing-duration>PT420S</meta:editing-duration>
    <meta:document-statistic meta:page-count="1" meta:paragraph-count="1" meta:word-count="101" meta:character-count="681" meta:row-count="4" meta:non-whitespace-character-count="581"/>
  </office:meta>
</office:document-meta>
</file>